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.getM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getEnum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.setMyException( MyException my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setEnumTest( EnumTest enum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17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17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17.te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3217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17.EnumTest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217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